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normal" officeooo:rsid="001f4238" officeooo:paragraph-rsid="001f4238" style:font-weight-asian="normal" style:font-weight-complex="normal"/>
    </style:style>
    <style:style style:name="P2" style:family="paragraph" style:parent-style-name="Standard">
      <style:text-properties fo:language="en" fo:country="US" fo:font-weight="normal" officeooo:rsid="002b068f" officeooo:paragraph-rsid="002b068f" style:font-weight-asian="normal" style:font-weight-complex="normal"/>
    </style:style>
    <style:style style:name="P3" style:family="paragraph" style:parent-style-name="Standard">
      <style:text-properties fo:language="en" fo:country="US" fo:font-weight="normal" officeooo:rsid="002c98da" officeooo:paragraph-rsid="002c98da" style:font-weight-asian="normal" style:font-weight-complex="normal"/>
    </style:style>
    <style:style style:name="P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line-height="100%"/>
      <style:text-properties officeooo:rsid="00270647" officeooo:paragraph-rsid="00253b59"/>
    </style:style>
    <style:style style:name="P6" style:family="paragraph" style:parent-style-name="Standard" style:list-style-name="L1">
      <style:text-properties fo:language="en" fo:country="US" fo:font-weight="normal" officeooo:rsid="001f4238" officeooo:paragraph-rsid="001f4238" style:font-weight-asian="normal" style:font-weight-complex="normal"/>
    </style:style>
    <style:style style:name="P7" style:family="paragraph" style:parent-style-name="Standard" style:list-style-name="L1">
      <style:text-properties fo:language="en" fo:country="US" fo:font-weight="normal" officeooo:rsid="001f4238" officeooo:paragraph-rsid="00211454" style:font-weight-asian="normal" style:font-weight-complex="normal"/>
    </style:style>
    <style:style style:name="P8" style:family="paragraph" style:parent-style-name="Standard" style:list-style-name="L1">
      <style:text-properties fo:language="en" fo:country="US" fo:font-weight="normal" officeooo:rsid="00211454" officeooo:paragraph-rsid="00211454" style:font-weight-asian="normal" style:font-weight-complex="normal"/>
    </style:style>
    <style:style style:name="P9" style:family="paragraph" style:parent-style-name="Standard" style:list-style-name="L1">
      <style:text-properties fo:language="en" fo:country="US" fo:font-weight="normal" officeooo:rsid="002200c4" officeooo:paragraph-rsid="002200c4" style:font-weight-asian="normal" style:font-weight-complex="normal"/>
    </style:style>
    <style:style style:name="P10" style:family="paragraph" style:parent-style-name="Standard" style:list-style-name="L3">
      <style:text-properties fo:language="en" fo:country="US" fo:font-weight="normal" officeooo:rsid="002b068f" officeooo:paragraph-rsid="002b068f" style:font-weight-asian="normal" style:font-weight-complex="normal"/>
    </style:style>
    <style:style style:name="P11" style:family="paragraph" style:parent-style-name="Standard" style:list-style-name="L3">
      <style:text-properties fo:language="en" fo:country="US" fo:font-weight="normal" officeooo:rsid="002e3ae3" officeooo:paragraph-rsid="002e3ae3" style:font-weight-asian="normal" style:font-weight-complex="normal"/>
    </style:style>
    <style:style style:name="P12" style:family="paragraph" style:parent-style-name="Standard" style:list-style-name="L3">
      <style:text-properties fo:language="en" fo:country="US" fo:font-weight="normal" officeooo:rsid="002c98da" officeooo:paragraph-rsid="002c98da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3e9c85" officeooo:paragraph-rsid="003e9c85" style:font-weight-asian="normal" style:font-weight-complex="normal"/>
    </style:style>
    <style:style style:name="P14" style:family="paragraph" style:parent-style-name="Text_20_body" style:list-style-name="L2">
      <style:paragraph-properties fo:line-height="100%"/>
      <style:text-properties officeooo:rsid="00253b59" officeooo:paragraph-rsid="00253b59"/>
    </style:style>
    <style:style style:name="P15" style:family="paragraph" style:parent-style-name="Text_20_body" style:list-style-name="L2">
      <style:paragraph-properties fo:line-height="100%"/>
      <style:text-properties officeooo:rsid="00270647" officeooo:paragraph-rsid="00270647"/>
    </style:style>
    <style:style style:name="P16" style:family="paragraph" style:parent-style-name="Text_20_body" style:list-style-name="L2">
      <style:paragraph-properties fo:line-height="100%"/>
      <style:text-properties officeooo:rsid="00282976" officeooo:paragraph-rsid="00282976"/>
    </style:style>
    <style:style style:name="P17" style:family="paragraph" style:parent-style-name="Text_20_body" style:list-style-name="L2">
      <style:paragraph-properties fo:line-height="100%"/>
      <style:text-properties officeooo:rsid="0035a6b6" officeooo:paragraph-rsid="0035a6b6"/>
    </style:style>
    <style:style style:name="P18" style:family="paragraph" style:parent-style-name="Text_20_body" style:list-style-name="L2">
      <style:paragraph-properties fo:line-height="100%"/>
      <style:text-properties officeooo:rsid="00289257" officeooo:paragraph-rsid="00289257"/>
    </style:style>
    <style:style style:name="P19" style:family="paragraph" style:parent-style-name="Text_20_body" style:list-style-name="L2">
      <style:paragraph-properties fo:line-height="100%"/>
      <style:text-properties officeooo:rsid="002c98da" officeooo:paragraph-rsid="002c98da"/>
    </style:style>
    <style:style style:name="P20" style:family="paragraph" style:parent-style-name="Text_20_body" style:list-style-name="L2">
      <style:paragraph-properties fo:line-height="100%"/>
      <style:text-properties officeooo:rsid="0030190e" officeooo:paragraph-rsid="0030190e"/>
    </style:style>
    <style:style style:name="P21" style:family="paragraph" style:parent-style-name="Text_20_body" style:list-style-name="L2">
      <style:paragraph-properties fo:line-height="100%"/>
      <style:text-properties officeooo:rsid="0033b36d" officeooo:paragraph-rsid="0033b36d"/>
    </style:style>
    <style:style style:name="P22" style:family="paragraph" style:parent-style-name="Text_20_body" style:list-style-name="L2">
      <style:paragraph-properties fo:line-height="100%"/>
      <style:text-properties officeooo:rsid="003007b0" officeooo:paragraph-rsid="003007b0"/>
    </style:style>
    <style:style style:name="P23" style:family="paragraph" style:parent-style-name="Text_20_body" style:list-style-name="L4">
      <style:text-properties officeooo:rsid="003ca0c2" officeooo:paragraph-rsid="003ca0c2"/>
    </style:style>
    <style:style style:name="P24" style:family="paragraph" style:parent-style-name="Text_20_body" style:list-style-name="L5">
      <style:text-properties officeooo:rsid="00376ff6" officeooo:paragraph-rsid="00376ff6"/>
    </style:style>
    <style:style style:name="P25" style:family="paragraph" style:parent-style-name="Text_20_body" style:list-style-name="L5">
      <style:text-properties officeooo:rsid="0039697f" officeooo:paragraph-rsid="0039697f"/>
    </style:style>
    <style:style style:name="P26" style:family="paragraph" style:parent-style-name="Text_20_body">
      <style:text-properties officeooo:rsid="003facde" officeooo:paragraph-rsid="003facde"/>
    </style:style>
    <style:style style:name="P27" style:family="paragraph" style:parent-style-name="Text_20_body" style:list-style-name="L6">
      <style:text-properties officeooo:rsid="003facde" officeooo:paragraph-rsid="003facde"/>
    </style:style>
    <style:style style:name="P28" style:family="paragraph" style:parent-style-name="Heading_20_1" style:list-style-name=""/>
    <style:style style:name="P29" style:family="paragraph" style:parent-style-name="Heading_20_3" style:list-style-name=""/>
    <style:style style:name="P30" style:family="paragraph" style:parent-style-name="Heading_20_3">
      <style:paragraph-properties fo:break-before="page"/>
    </style:style>
    <style:style style:name="P31" style:family="paragraph" style:parent-style-name="Heading_20_3">
      <style:paragraph-properties fo:break-before="page"/>
      <style:text-properties officeooo:rsid="003facde" officeooo:paragraph-rsid="003facde"/>
    </style:style>
    <style:style style:name="T1" style:family="text">
      <style:text-properties officeooo:rsid="00211454"/>
    </style:style>
    <style:style style:name="T2" style:family="text">
      <style:text-properties officeooo:rsid="00282976"/>
    </style:style>
    <style:style style:name="T3" style:family="text">
      <style:text-properties officeooo:rsid="00289257"/>
    </style:style>
    <style:style style:name="T4" style:family="text">
      <style:text-properties officeooo:rsid="002c98da"/>
    </style:style>
    <style:style style:name="T5" style:family="text">
      <style:text-properties officeooo:rsid="002e3ae3"/>
    </style:style>
    <style:style style:name="T6" style:family="text">
      <style:text-properties officeooo:rsid="0030190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106_1335611059" text:style-name="Index_20_Link" text:visited-style-name="Index_20_Link">Functionalities:<text:tab/>2</text:a></text:p>
          <text:p text:style-name="P4"><text:a xlink:type="simple" xlink:href="#__RefHeading___Toc108_1335611059" text:style-name="Index_20_Link" text:visited-style-name="Index_20_Link">Robots.txt<text:tab/>2</text:a></text:p>
          <text:p text:style-name="P4"><text:a xlink:type="simple" xlink:href="#__RefHeading___Toc110_1335611059" text:style-name="Index_20_Link" text:visited-style-name="Index_20_Link">Start and initialization<text:tab/>3</text:a></text:p>
          <text:p text:style-name="P4"><text:a xlink:type="simple" xlink:href="#__RefHeading___Toc112_1335611059" text:style-name="Index_20_Link" text:visited-style-name="Index_20_Link">Index<text:tab/>3</text:a></text:p>
        </text:index-body>
      </text:table-of-content>
      <text:h text:style-name="P28" text:outline-level="1"/>
      <text:h text:style-name="P30" text:outline-level="3"><text:bookmark-start text:name="__RefHeading___Toc106_1335611059"/>Functionalities:<text:bookmark-end text:name="__RefHeading___Toc106_1335611059"/></text:h>
      <text:list xml:id="list2244023799828490130" text:style-name="L1">
        <text:list-item>
          <text:p text:style-name="P6">Loading contents of web pages;</text:p>
          <text:list>
            <text:list-item>
              <text:p text:style-name="P7">Take an address of a web page from the queue;</text:p>
            </text:list-item>
            <text:list-item>
              <text:p text:style-name="P6">Is it the first visit to the web site?</text:p>
              <text:list>
                <text:list-item>
                  <text:p text:style-name="P6">Then parse robots.txt file</text:p>
                </text:list-item>
              </text:list>
            </text:list-item>
            <text:list-item>
              <text:p text:style-name="P6">Check if the page is allowed to crawl upon by the robots.txt file;</text:p>
            </text:list-item>
            <text:list-item>
              <text:p text:style-name="P6">load contents.<text:line-break/>// what if the address is invalid?</text:p>
            </text:list-item>
          </text:list>
        </text:list-item>
        <text:list-item>
          <text:p text:style-name="P6">Extracting data from loaded contents;</text:p>
          <text:list>
            <text:list-item>
              <text:p text:style-name="P6">Strip off HTML tags from the page contents<text:line-break/>// other formats</text:p>
            </text:list-item>
            <text:list-item>
              <text:p text:style-name="P6">Extract links from <text:span text:style-name="T1">the data.</text:span></text:p>
              <text:list>
                <text:list-item>
                  <text:p text:style-name="P8">If a link is external, add it to the queue.</text:p>
                </text:list-item>
              </text:list>
            </text:list-item>
          </text:list>
        </text:list-item>
        <text:list-item>
          <text:p text:style-name="P6">Dividing the data into tokens;</text:p>
          <text:list>
            <text:list-item>
              <text:p text:style-name="P9">Stemming; <text:line-break/>// Porter`s algorithm.</text:p>
            </text:list-item>
          </text:list>
        </text:list-item>
        <text:list-item>
          <text:p text:style-name="P6">Save the tokens into an inverted index;</text:p>
        </text:list-item>
      </text:list>
      <text:p text:style-name="P1"/>
      <text:h text:style-name="Heading_20_3" text:outline-level="3">modules</text:h>
      <text:list xml:id="list7809804239851949729" text:style-name="L2">
        <text:list-item>
          <text:p text:style-name="P14">Web contents loader<text:line-break/>Deals with HTTP connections, robots.txt, loading data from a web page.</text:p>
          <text:list>
            <text:list-item>
              <text:p text:style-name="P15">HTTP.</text:p>
              <text:list>
                <text:list-item>
                  <text:p text:style-name="P15">get ()<text:line-break/>Given an address, sends a GET request to it and loads the data.<text:line-break/>If the address is invalid (check with regexp) or unavailable throws an exception.</text:p>
                </text:list-item>
              </text:list>
            </text:list-item>
            <text:list-item>
              <text:p text:style-name="P15">RobotsControler<text:line-break/><text:span text:style-name="T2">Controls operations on a robots.txt file</text:span></text:p>
              <text:list>
                <text:list-item>
                  <text:p text:style-name="P15"><text:span text:style-name="T4">isAllowed</text:span> ()<text:line-break/>Given a URL, checks if the page is allowed to access to.</text:p>
                </text:list-item>
                <text:list-item>
                  <text:p text:style-name="P16">CheckRobotsFile ()<text:line-break/>Checks if there is a robots.txt file in a given site.</text:p>
                </text:list-item>
                <text:list-item>
                  <text:p text:style-name="P16">ParseDomain ()</text:p>
                </text:list-item>
              </text:list>
            </text:list-item>
          </text:list>
        </text:list-item>
        <text:list-item>
          <text:p text:style-name="P17">Crawler</text:p>
          <text:list>
            <text:list-item>
              <text:p text:style-name="P17">start ()<text:line-break/>starts indexing loop</text:p>
            </text:list-item>
          </text:list>
        </text:list-item>
        <text:list-item>
          <text:p text:style-name="P14">Extractor<text:span text:style-name="T3"> (HTML parser)</text:span><text:line-break/>Parses HTML code and extracts plain text and links form it.</text:p>
        </text:list-item>
        <text:list-item>
          <text:p text:style-name="P18">Some other parsers...</text:p>
        </text:list-item>
        <text:list-item>
          <text:p text:style-name="P14">Indexator<text:line-break/>Splits given text data into tokens and saves it into index.</text:p>
        </text:list-item>
        <text:list-item>
          <text:p text:style-name="P14"><text:soft-page-break/>Configuration module<text:line-break/>Keeps configuration data, loads it from file and saves to file.<text:line-break/><text:line-break/></text:p>
        </text:list-item>
        <text:list-item>
          <text:p text:style-name="P19">data base <text:span text:style-name="T6">communication</text:span></text:p>
          <text:list>
            <text:list-item>
              <text:p text:style-name="P20">robotstxtDb</text:p>
              <text:list>
                <text:list-item>
                  <text:p text:style-name="P20">isInDb (url)<text:line-break/>checks if there is a robots.txt file in the db from a given web site.</text:p>
                </text:list-item>
                <text:list-item>
                  <text:p text:style-name="P20">insertRules (site, rules)<text:line-break/>inserts robots.txt rules into the db</text:p>
                </text:list-item>
                <text:list-item>
                  <text:p text:style-name="P20">checkPage (url)<text:line-break/>checks if the page is in disallowedPages table</text:p>
                </text:list-item>
                <text:list-item>
                  <text:p text:style-name="P21">insertRobotstxt (site, isAllBlocked)<text:line-break/>returns id</text:p>
                </text:list-item>
              </text:list>
            </text:list-item>
          </text:list>
        </text:list-item>
        <text:list-item>
          <text:p text:style-name="P22">log system<text:tab/></text:p>
        </text:list-item>
      </text:list>
      <text:p text:style-name="P5"/>
      <text:h text:style-name="P29" text:outline-level="3"/>
      <text:h text:style-name="P30" text:outline-level="3">crawler.conf</text:h>
      <text:p text:style-name="P13">database connection data</text:p>
      <text:p text:style-name="P1"/>
      <text:h text:style-name="Heading_20_3" text:outline-level="3"><text:bookmark-start text:name="__RefHeading___Toc108_1335611059"/>Robots.txt<text:bookmark-end text:name="__RefHeading___Toc108_1335611059"/></text:h>
      <text:p text:style-name="P2">The rules from the robots.txt file of a site are stored in the robotstxt data base.</text:p>
      <text:p text:style-name="P2"/>
      <text:p text:style-name="P2">robotstxt db:</text:p>
      <text:list xml:id="list8884136141996622056" text:style-name="L3">
        <text:list-item>
          <text:p text:style-name="P10">sites</text:p>
          <text:list>
            <text:list-item>
              <text:p text:style-name="P10">id</text:p>
            </text:list-item>
            <text:list-item>
              <text:p text:style-name="P10">address<text:line-break/>string</text:p>
            </text:list-item>
            <text:list-item>
              <text:p text:style-name="P10">allPagesBlocked<text:line-break/>bool (true if all the pages on this site are blocked, false otherwise)</text:p>
            </text:list-item>
            <text:list-item>
              <text:p text:style-name="P11">lastUpdateTime</text:p>
            </text:list-item>
          </text:list>
        </text:list-item>
        <text:list-item>
          <text:p text:style-name="P12"><text:span text:style-name="T5">disallowed </text:span>pages</text:p>
          <text:list>
            <text:list-item>
              <text:p text:style-name="P12">site_id</text:p>
            </text:list-item>
            <text:list-item>
              <text:p text:style-name="P12">address</text:p>
            </text:list-item>
          </text:list>
        </text:list-item>
      </text:list>
      <text:p text:style-name="P3"/>
      <text:p text:style-name="P3"/>
      <text:h text:style-name="P28" text:outline-level="1"/>
      <text:h text:style-name="P31" text:outline-level="3">Server</text:h>
      <text:p text:style-name="P26">Manages app's state:</text:p>
      <text:list xml:id="list3315634926284370769" text:style-name="L6">
        <text:list-item>
          <text:p text:style-name="P27">running</text:p>
        </text:list-item>
        <text:list-item>
          <text:p text:style-name="P27">idle</text:p>
        </text:list-item>
      </text:list>
      <text:p text:style-name="P26"/>
      <text:h text:style-name="Heading_20_3" text:outline-level="3"/>
      <text:h text:style-name="Heading_20_3" text:outline-level="3"><text:bookmark-start text:name="__RefHeading___Toc110_1335611059"/>Start and initialization<text:bookmark-end text:name="__RefHeading___Toc110_1335611059"/></text:h>
      <text:p text:style-name="Text_20_body"/>
      <text:h text:style-name="Heading_20_3" text:outline-level="3"><text:bookmark-start text:name="__RefHeading___Toc112_1335611059"/>Index<text:bookmark-end text:name="__RefHeading___Toc112_1335611059"/></text:h>
      <text:p text:style-name="Text_20_body"/>
      <text:h text:style-name="Heading_20_3" text:outline-level="3">indexing</text:h>
      <text:list xml:id="list4549584114527973163" text:style-name="L4">
        <text:list-item>
          <text:p text:style-name="P23">split text into tokens</text:p>
        </text:list-item>
        <text:list-item>
          <text:p text:style-name="P23">stemming</text:p>
        </text:list-item>
        <text:list-item>
          <text:p text:style-name="P23">store tokens</text:p>
        </text:list-item>
      </text:list>
      <text:h text:style-name="Heading_20_3" text:outline-level="3">Indexing loop</text:h>
      <text:list xml:id="list734434474147388152" text:style-name="L5">
        <text:list-item>
          <text:p text:style-name="P24">Load a queue from the db.</text:p>
        </text:list-item>
        <text:list-item>
          <text:p text:style-name="P24">pop a link from the queue</text:p>
        </text:list-item>
        <text:list-item>
          <text:p text:style-name="P24">if the page is allowed to connect to, download its contents</text:p>
        </text:list-item>
        <text:list-item>
          <text:p text:style-name="P24">parse text, links</text:p>
        </text:list-item>
        <text:list-item>
          <text:p text:style-name="P24">index</text:p>
        </text:list-item>
        <text:list-item>
          <text:p text:style-name="P24">add links to the queue</text:p>
        </text:list-item>
        <text:list-item>
          <text:p text:style-name="P25">save queue before exit (?!?!?!?!?!)</text:p>
        </text:list-item>
      </text:list>
      <text:p text:style-name="Text_20_body"/>
      <text:p text:style-name="Text_20_body"/>
      <text:h text:style-name="Heading_20_3" text:outline-level="3">Data</text:h>
      <text:p text:style-name="Text_20_body"/>
      <text:p text:style-name="Text_20_body"/>
      <text:h text:style-name="Heading_20_3" text:outline-level="3"><text:soft-page-break/>Data structur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23:02:02.128843329</meta:creation-date>
    <meta:generator>LibreOffice/5.2.0.4$Linux_X86_64 LibreOffice_project/20m0$Build-4</meta:generator>
    <dc:date>2016-08-16T18:41:02.703408411</dc:date>
    <meta:editing-duration>PT8H59M21S</meta:editing-duration>
    <meta:editing-cycles>9</meta:editing-cycles>
    <meta:document-statistic meta:table-count="0" meta:image-count="0" meta:object-count="0" meta:page-count="6" meta:paragraph-count="73" meta:word-count="445" meta:character-count="2412" meta:non-whitespace-character-count="2089"/>
  </office:meta>
</office:document-meta>
</file>